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18cm"/>
    </style:style>
    <style:style style:name="gr2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3" style:family="graphic" style:parent-style-name="standard">
      <style:graphic-properties svg:stroke-color="#000000" draw:marker-start="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7cm" svg:y="15.63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5cm" svg:x2="11.571cm" svg:y2="10.482cm" draw:start-shape="id1" draw:start-glue-point="9" draw:end-shape="id2" draw:end-glue-point="1" svg:d="m13169 10475h-501l-595 7h-502">
          <text:p/>
        </draw:connector>
        <draw:connector draw:style-name="gr5" draw:text-style-name="P1" draw:layer="layout" draw:type="lines" svg:x1="13.169cm" svg:y1="8.704cm" svg:x2="11.599cm" svg:y2="8.712cm" draw:start-shape="id1" draw:start-glue-point="10" draw:end-shape="id3" draw:end-glue-point="1" svg:d="m13169 8704h-501l-567 8h-502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>
          <text:p/>
        </draw:connector>
        <draw:connector draw:style-name="gr6" draw:text-style-name="P1" draw:layer="layout" draw:type="lines" draw:line-skew="-0.568cm" svg:x1="13.169cm" svg:y1="12.346cm" svg:x2="11.6cm" svg:y2="12.965cm" draw:start-shape="id1" draw:start-glue-point="14" draw:end-shape="id5" draw:end-glue-point="1" svg:d="m13169 12346h-1069l2 619h-502">
          <text:p/>
        </draw:connector>
        <draw:connector draw:style-name="gr7" draw:text-style-name="P1" draw:layer="layout" svg:x1="7.027cm" svg:y1="8.712cm" svg:x2="6.172cm" svg:y2="8.664cm" draw:start-shape="id3" draw:start-glue-point="3" draw:end-shape="id6" draw:end-glue-point="1" svg:d="m7027 8712h-427v-48h-428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>
          <text:p/>
        </draw:connector>
        <draw:connector draw:style-name="gr9" draw:text-style-name="P1" draw:layer="layout" svg:x1="10.362cm" svg:y1="11.117cm" svg:x2="8.12cm" svg:y2="11.117cm" draw:start-shape="id2" draw:start-glue-point="4" draw:end-shape="id2" draw:end-glue-point="5" svg:d="m10362 11117v502h-2242v-502">
          <text:p/>
        </draw:connector>
        <draw:connector draw:style-name="gr10" draw:text-style-name="P1" draw:layer="layout" svg:x1="15.528cm" svg:y1="16.265cm" svg:x2="9.314cm" svg:y2="13.6cm" draw:start-shape="id7" draw:start-glue-point="3" draw:end-shape="id5" draw:end-glue-point="2" svg:d="m15528 16265h-6214v-2665">
          <text:p/>
        </draw:connector>
        <draw:connector draw:style-name="gr10" draw:text-style-name="P1" draw:layer="layout" draw:line-skew="2.5cm" svg:x1="17.814cm" svg:y1="15.63cm" svg:x2="25.885cm" svg:y2="10.169cm" draw:start-shape="id7" draw:start-glue-point="0" draw:end-shape="id8" draw:end-glue-point="2" svg:d="m17814 15630v-230h8071v-5231">
          <text:p/>
        </draw:connector>
        <draw:connector draw:style-name="gr10" draw:text-style-name="P1" draw:layer="layout" draw:line-skew="0.098cm" svg:x1="26.986cm" svg:y1="16.9cm" svg:x2="7.801cm" svg:y2="13.6cm" draw:start-shape="id9" draw:start-glue-point="2" draw:end-shape="id5" draw:end-glue-point="4" svg:d="m26986 16900v600h-19185v-3900">
          <text:p/>
        </draw:connector>
        <draw:connector draw:style-name="gr10" draw:text-style-name="P1" draw:layer="layout" svg:x1="17.8cm" svg:y1="18.029cm" svg:x2="17.814cm" svg:y2="16.9cm" draw:start-shape="id10" draw:start-glue-point="0" draw:end-shape="id7" draw:end-glue-point="2" svg:d="m17800 18029v-564h14v-565">
          <text:p/>
        </draw:connector>
        <draw:connector draw:style-name="gr10" draw:text-style-name="P1" draw:layer="layout" svg:x1="24.7cm" svg:y1="16.265cm" svg:x2="20.1cm" svg:y2="16.265cm" draw:start-shape="id9" draw:start-glue-point="3" draw:end-shape="id7" draw:end-glue-point="1" svg:d="m24700 16265h-4600">
          <text:p/>
        </draw:connector>
        <draw:connector draw:style-name="gr10" draw:text-style-name="P1" draw:layer="layout" draw:line-skew="-0.228cm 0.447cm" svg:x1="15.013cm" svg:y1="3.729cm" svg:x2="29.272cm" svg:y2="16.265cm" draw:start-shape="id11" draw:start-glue-point="0" draw:end-shape="id9" draw:end-glue-point="1" svg:d="m15013 3729v-729h15208v13265h-949">
          <text:p/>
        </draw:connector>
        <draw:connector draw:style-name="gr5" draw:text-style-name="P1" draw:layer="layout" svg:x1="20.099cm" svg:y1="4.969cm" svg:x2="18.698cm" svg:y2="6.24cm" draw:start-shape="id12" draw:start-glue-point="2" draw:end-shape="id1" draw:end-glue-point="16" svg:d="m20099 4969v636h-1401v635">
          <text:p/>
        </draw:connector>
        <draw:connector draw:style-name="gr5" draw:text-style-name="P1" draw:layer="layout" svg:x1="16.2cm" svg:y1="6.24cm" svg:x2="15.013cm" svg:y2="4.999cm" draw:start-shape="id1" draw:start-glue-point="15" draw:end-shape="id11" svg:d="m16200 6240v-620h-1187v-621">
          <text:p/>
        </draw:connector>
        <draw:connector draw:style-name="gr11" draw:text-style-name="P1" draw:layer="layout" svg:x1="12.727cm" svg:y1="4.364cm" svg:x2="9.285cm" svg:y2="6.401cm" draw:start-shape="id11" draw:start-glue-point="3" draw:end-shape="id4" draw:end-glue-point="0" svg:d="m12727 4364h-3442v2037">
          <text:p/>
        </draw:connector>
        <draw:connector draw:style-name="gr9" draw:text-style-name="P1" draw:layer="layout" draw:line-skew="-3.3cm" svg:x1="25.885cm" svg:y1="8.899cm" svg:x2="8.2cm" svg:y2="6.401cm" draw:start-shape="id8" draw:start-glue-point="0" draw:end-shape="id4" draw:end-glue-point="4" svg:d="m25885 8899v-6299h-17685v3801">
          <text:p/>
        </draw:connector>
        <draw:connector draw:style-name="gr5" draw:text-style-name="P1" draw:layer="layout" draw:type="lines" svg:x1="23.599cm" svg:y1="9.534cm" svg:x2="22.148cm" svg:y2="9.54cm" draw:start-shape="id8" draw:start-glue-point="3" draw:end-shape="id1" draw:end-glue-point="1" svg:d="m23599 9534h-501l-449 6h-501">
          <text:p/>
        </draw:connector>
        <draw:connector draw:style-name="gr10" draw:text-style-name="P1" draw:layer="layout" svg:x1="26.986cm" svg:y1="15.63cm" svg:x2="26.97cm" svg:y2="10.169cm" draw:start-shape="id9" draw:start-glue-point="0" draw:end-shape="id8" draw:end-glue-point="4" svg:d="m26986 15630v-2730h-16v-2731">
          <text:p/>
        </draw:connector>
        <draw:connector draw:style-name="gr5" draw:text-style-name="P1" draw:layer="layout" draw:line-skew="3.481cm" svg:x1="24.4cm" svg:y1="10.169cm" svg:x2="7.001cm" svg:y2="10.799cm" draw:start-shape="id8" draw:start-glue-point="5" draw:end-shape="id2" draw:end-glue-point="6" svg:d="m24400 10169v4931h-17902v-4301h503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0" draw:end-glue-point="3" svg:d="m6999 10482h-1299v8182h9800">
          <text:p/>
        </draw:connector>
        <draw:connector draw:style-name="gr10" draw:text-style-name="P1" draw:layer="layout" draw:line-skew="0.381cm" svg:x1="10.899cm" svg:y1="11.117cm" svg:x2="7.601cm" svg:y2="11.117cm" draw:start-shape="id2" draw:start-glue-point="8" draw:end-shape="id2" draw:end-glue-point="9" svg:d="m10899 11117v883h-3298v-883">
          <text:p/>
        </draw:connector>
        <draw:custom-shape draw:style-name="gr12" draw:text-style-name="P2" draw:layer="layout" svg:width="4.6cm" svg:height="1.27cm" svg:x="1.6cm" svg:y="21.5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2cm" svg:y="1.3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2cm" svg:y="2.9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6.7cm" svg:y="3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6.7cm" svg:y="2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5" draw:id="id15"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5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1.97cm" svg:height="6.545cm" svg:x="13.169cm" svg:y="6.263cm">
              <text:p text:style-name="P1">AM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7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9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3" draw:start-glue-point="0" draw:end-shape="id10" draw:end-glue-point="2" svg:d="m17800 20230v-931">
          <text:p/>
        </draw:connector>
        <draw:g>
          <draw:custom-shape draw:style-name="gr1" draw:text-style-name="P2" xml:id="id10" draw:id="id10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6" draw:layer="layout" svg:width="1.018cm" svg:height="0.692cm" svg:x="19.182cm" svg:y="18.008cm">
            <draw:text-box>
              <text:p><text:span text:style-name="T10">KV</text:span></text:p>
            </draw:text-box>
          </draw:frame>
          <draw:frame draw:style-name="gr21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2" draw:text-style-name="P2" xml:id="id13" draw:id="id13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1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>
          <draw:custom-shape draw:style-name="gr1" draw:text-style-name="P2" xml:id="id7" draw:id="id7" draw:layer="layout" svg:width="4.572cm" svg:height="1.27cm" svg:x="15.528cm" svg:y="15.63cm"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1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1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1" draw:start-glue-point="4" draw:end-shape="id10" draw:end-glue-point="1" svg:d="m13901 3729v-929h16699v15864h-10500">
          <text:p/>
        </draw:connector>
        <draw:frame draw:style-name="gr21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4" draw:id="id14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3" draw:text-style-name="P1" draw:layer="layout" svg:x1="17.661cm" svg:y1="13.5cm" svg:x2="17.658cm" svg:y2="12.845cm" draw:start-shape="id14" draw:start-glue-point="0" draw:end-shape="id15" draw:end-glue-point="2" svg:d="m17661 13500v-327h-3v-3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12-03T11:48:54</dc:date>
    <meta:editing-duration>PT16H57M19S</meta:editing-duration>
    <meta:editing-cycles>27</meta:editing-cycles>
    <meta:generator>LibreOffice/3.5$Linux_X86_64 LibreOffice_project/350m1$Build-2</meta:generator>
    <dc:creator>seb </dc:creator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